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2148f39000" style:family="table" style:master-page-name="ta-mp-0x7f2148f390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2148f01f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Monospace"/>
    </style:style>
    <style:style style:name="ACE-0x7f2148f027a8" style:family="table-cell" style:data-style-name="ND.0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148f020b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148f009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148f02430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148f028d0" style:family="table-cell" style:data-style-name="ND.0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148f021e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148f0255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148f029f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148f02308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148f02680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>
      <style:table-column-properties style:column-width="96.75pt" style:use-optimal-column-width="true"/>
    </style:style>
    <style:style style:name="ACOL-3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2148f39000" table:print="true">
        <office:forms form:automatic-focus="false" form:apply-design-mode="false">
          <form:form/>
        </office:forms>
        <table:table-column table:style-name="ACOL-1" table:number-columns-repeated="3"/>
        <table:table-column table:style-name="ACOL-2"/>
        <table:table-column table:style-name="ACOL-1" table:number-columns-repeated="6"/>
        <table:table-column table:style-name="ACOL-0" table:number-columns-repeated="118"/>
        <table:table-row table:style-name="AROW-0">
          <table:table-cell table:style-name="ACE-0x7f2148f01f90" office:value-type="float" office:value="8087">
            <text:p>8087</text:p>
          </table:table-cell>
          <table:table-cell table:style-name="ACE-0x7f2148f020b8" table:formula="of:=[.A1]/1000" office:value-type="float" office:value="8.087">
            <text:p>8,087</text:p>
          </table:table-cell>
          <table:table-cell table:style-name="ACE-0x7f2148f020b8"/>
          <table:table-cell table:style-name="ACE-0x7f2148f021e0" table:formula="of:=AVERAGE([.B1:.B25])" office:value-type="float" office:value="8.12808">
            <text:p>8,12808</text:p>
          </table:table-cell>
          <table:table-cell table:style-name="ACE-0x7f2148f02308" office:value-type="string">
            <text:p>Media calcolata con la loro formula</text:p>
          </table:table-cell>
          <table:table-cell table:style-name="ACE-0x7f2148f02308"/>
          <table:table-cell table:style-name="ACE-0x7f2148f02430"/>
          <table:table-cell table:style-name="Gnumeric-default" table:formula="of:=[.B1]" office:value-type="float" office:value="8.087">
            <text:p>8,08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8241">
            <text:p>8241</text:p>
          </table:table-cell>
          <table:table-cell table:style-name="ACE-0x7f2148f020b8" table:formula="of:=[.A2]/1000" office:value-type="float" office:value="8.241">
            <text:p>8,241</text:p>
          </table:table-cell>
          <table:table-cell table:style-name="ACE-0x7f2148f020b8"/>
          <table:table-cell table:style-name="ACE-0x7f2148f021e0" table:formula="of:=MIN([.B1:.B25])" office:value-type="float" office:value="7.849">
            <text:p>7,849</text:p>
          </table:table-cell>
          <table:table-cell table:style-name="ACE-0x7f2148f02308" office:value-type="string">
            <text:p>Minimo</text:p>
          </table:table-cell>
          <table:table-cell table:style-name="ACE-0x7f2148f02308"/>
          <table:table-cell table:style-name="ACE-0x7f2148f02430"/>
          <table:table-cell table:style-name="Gnumeric-default" table:formula="of:=([.J1]*[.H1]+[.B2])/([.J1]+1)" office:value-type="float" office:value="8.164">
            <text:p>8,16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8033">
            <text:p>8033</text:p>
          </table:table-cell>
          <table:table-cell table:style-name="ACE-0x7f2148f020b8" table:formula="of:=[.A3]/1000" office:value-type="float" office:value="8.033">
            <text:p>8,033</text:p>
          </table:table-cell>
          <table:table-cell table:style-name="ACE-0x7f2148f020b8"/>
          <table:table-cell table:style-name="ACE-0x7f2148f021e0" table:formula="of:=STDEVP([.B1:.B25])" office:value-type="float" office:value="0.118034882979567">
            <text:p>0,11803488297957</text:p>
          </table:table-cell>
          <table:table-cell table:style-name="ACE-0x7f2148f02308" office:value-type="string">
            <text:p>Deviazione Standard Dati</text:p>
          </table:table-cell>
          <table:table-cell table:style-name="ACE-0x7f2148f02308"/>
          <table:table-cell table:style-name="ACE-0x7f2148f02430"/>
          <table:table-cell table:style-name="Gnumeric-default" table:formula="of:=([.J2]*[.H2]+[.B3])/([.J2]+1)" office:value-type="float" office:value="8.12033333333333">
            <text:p>8,1203333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8085">
            <text:p>8085</text:p>
          </table:table-cell>
          <table:table-cell table:style-name="ACE-0x7f2148f020b8" table:formula="of:=[.A4]/1000" office:value-type="float" office:value="8.085">
            <text:p>8,085</text:p>
          </table:table-cell>
          <table:table-cell table:style-name="ACE-0x7f2148f020b8"/>
          <table:table-cell table:style-name="ACE-0x7f2148f021e0" table:formula="of:=MEDIAN([.B1:.B25])" office:value-type="float" office:value="8.097">
            <text:p>8,097</text:p>
          </table:table-cell>
          <table:table-cell table:style-name="ACE-0x7f2148f02308" office:value-type="string">
            <text:p>Mediana</text:p>
          </table:table-cell>
          <table:table-cell table:style-name="ACE-0x7f2148f02308"/>
          <table:table-cell table:style-name="ACE-0x7f2148f02430"/>
          <table:table-cell table:style-name="Gnumeric-default" table:formula="of:=([.J3]*[.H3]+[.B4])/([.J3]+1)" office:value-type="float" office:value="8.1115">
            <text:p>8,1115</text:p>
          </table:table-cell>
          <table:table-cell table:style-name="Gnumeric-default"/>
          <table:table-cell table:style-name="Gnumeric-default" office:value-type="float" office:value="4">
            <text:p>4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8090">
            <text:p>8090</text:p>
          </table:table-cell>
          <table:table-cell table:style-name="ACE-0x7f2148f020b8" table:formula="of:=[.A5]/1000" office:value-type="float" office:value="8.09">
            <text:p>8,090</text:p>
          </table:table-cell>
          <table:table-cell table:style-name="ACE-0x7f2148f020b8"/>
          <table:table-cell table:style-name="ACE-0x7f2148f021e0" table:formula="of:=VARP([.B1:.B25])" office:value-type="float" office:value="0.0139322336">
            <text:p>0,0139322336</text:p>
          </table:table-cell>
          <table:table-cell table:style-name="ACE-0x7f2148f02308" office:value-type="string">
            <text:p>Varianza Dati</text:p>
          </table:table-cell>
          <table:table-cell table:style-name="ACE-0x7f2148f02308"/>
          <table:table-cell table:style-name="ACE-0x7f2148f02430"/>
          <table:table-cell table:style-name="Gnumeric-default" table:formula="of:=([.J4]*[.H4]+[.B5])/([.J4]+1)" office:value-type="float" office:value="8.1072">
            <text:p>8,1072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8268">
            <text:p>8268</text:p>
          </table:table-cell>
          <table:table-cell table:style-name="ACE-0x7f2148f020b8" table:formula="of:=[.A6]/1000" office:value-type="float" office:value="8.268">
            <text:p>8,268</text:p>
          </table:table-cell>
          <table:table-cell table:style-name="ACE-0x7f2148f020b8"/>
          <table:table-cell table:style-name="ACE-0x7f2148f021e0" table:formula="of:=STDEV([.B1:.B25])" office:value-type="float" office:value="0.120468847978775">
            <text:p>0,12046884797878</text:p>
          </table:table-cell>
          <table:table-cell table:style-name="ACE-0x7f2148f02308" office:value-type="string">
            <text:p>Deviazione Standard Popolazione</text:p>
          </table:table-cell>
          <table:table-cell table:style-name="ACE-0x7f2148f02308"/>
          <table:table-cell table:style-name="ACE-0x7f2148f02430"/>
          <table:table-cell table:style-name="Gnumeric-default" table:formula="of:=([.J5]*[.H5]+[.B6])/([.J5]+1)" office:value-type="float" office:value="8.134">
            <text:p>8,134</text:p>
          </table:table-cell>
          <table:table-cell table:style-name="Gnumeric-default"/>
          <table:table-cell table:style-name="Gnumeric-default" office:value-type="float" office:value="6">
            <text:p>6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8097">
            <text:p>8097</text:p>
          </table:table-cell>
          <table:table-cell table:style-name="ACE-0x7f2148f020b8" table:formula="of:=[.A7]/1000" office:value-type="float" office:value="8.097">
            <text:p>8,097</text:p>
          </table:table-cell>
          <table:table-cell table:style-name="ACE-0x7f2148f020b8"/>
          <table:table-cell table:style-name="ACE-0x7f2148f021e0" table:formula="of:=VAR([.B1:.B25])" office:value-type="float" office:value="0.0145127433333333">
            <text:p>0,01451274333333</text:p>
          </table:table-cell>
          <table:table-cell table:style-name="ACE-0x7f2148f02308" office:value-type="string">
            <text:p>Varianza Popolazione</text:p>
          </table:table-cell>
          <table:table-cell table:style-name="ACE-0x7f2148f02308"/>
          <table:table-cell table:style-name="ACE-0x7f2148f02430"/>
          <table:table-cell table:style-name="Gnumeric-default" table:formula="of:=([.J6]*[.H6]+[.B7])/([.J6]+1)" office:value-type="float" office:value="8.12871428571429">
            <text:p>8,12871429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number-columns-repeated="118" table:style-name="Gnumeric-default"/>
        </table:table-row>
        <table:table-row table:style-name="AROW-1">
          <table:table-cell table:style-name="ACE-0x7f2148f01f90" office:value-type="float" office:value="8088">
            <text:p>8088</text:p>
          </table:table-cell>
          <table:table-cell table:style-name="ACE-0x7f2148f020b8" table:formula="of:=[.A8]/1000" office:value-type="float" office:value="8.088">
            <text:p>8,088</text:p>
          </table:table-cell>
          <table:table-cell table:style-name="ACE-0x7f2148f020b8"/>
          <table:table-cell table:style-name="Gnumeric-default" table:formula="of:=[.D6]/5" office:value-type="float" office:value="0.0240937695957551">
            <text:p>0,02409376959576</text:p>
          </table:table-cell>
          <table:table-cell table:style-name="Gnumeric-default" office:value-type="string">
            <text:p>Errore media</text:p>
          </table:table-cell>
          <table:table-cell table:number-columns-repeated="2" table:style-name="Gnumeric-default"/>
          <table:table-cell table:style-name="Gnumeric-default" table:formula="of:=([.J7]*[.H7]+[.B8])/([.J7]+1)" office:value-type="float" office:value="8.123625">
            <text:p>8,123625</text:p>
          </table:table-cell>
          <table:table-cell table:style-name="Gnumeric-default"/>
          <table:table-cell table:style-name="Gnumeric-default" office:value-type="float" office:value="8">
            <text:p>8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8173">
            <text:p>8173</text:p>
          </table:table-cell>
          <table:table-cell table:style-name="ACE-0x7f2148f020b8" table:formula="of:=[.A9]/1000" office:value-type="float" office:value="8.173">
            <text:p>8,173</text:p>
          </table:table-cell>
          <table:table-cell table:style-name="ACE-0x7f2148f020b8"/>
          <table:table-cell table:number-columns-repeated="4" table:style-name="Gnumeric-default"/>
          <table:table-cell table:style-name="Gnumeric-default" table:formula="of:=([.J8]*[.H8]+[.B9])/([.J8]+1)" office:value-type="float" office:value="8.12911111111111">
            <text:p>8,12911111</text:p>
          </table:table-cell>
          <table:table-cell table:style-name="Gnumeric-default"/>
          <table:table-cell table:style-name="Gnumeric-default" office:value-type="float" office:value="9">
            <text:p>9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8204">
            <text:p>8204</text:p>
          </table:table-cell>
          <table:table-cell table:style-name="ACE-0x7f2148f020b8" table:formula="of:=[.A10]/1000" office:value-type="float" office:value="8.204">
            <text:p>8,204</text:p>
          </table:table-cell>
          <table:table-cell table:style-name="ACE-0x7f2148f020b8"/>
          <table:table-cell table:number-columns-repeated="4" table:style-name="Gnumeric-default"/>
          <table:table-cell table:style-name="Gnumeric-default" table:formula="of:=([.J9]*[.H9]+[.B10])/([.J9]+1)" office:value-type="float" office:value="8.1366">
            <text:p>8,1366</text:p>
          </table:table-cell>
          <table:table-cell table:style-name="Gnumeric-default"/>
          <table:table-cell table:style-name="Gnumeric-default" office:value-type="float" office:value="10">
            <text:p>10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8079">
            <text:p>8079</text:p>
          </table:table-cell>
          <table:table-cell table:style-name="ACE-0x7f2148f020b8" table:formula="of:=[.A11]/1000" office:value-type="float" office:value="8.079">
            <text:p>8,079</text:p>
          </table:table-cell>
          <table:table-cell table:style-name="ACE-0x7f2148f020b8"/>
          <table:table-cell table:number-columns-repeated="4" table:style-name="Gnumeric-default"/>
          <table:table-cell table:style-name="Gnumeric-default" table:formula="of:=([.J10]*[.H10]+[.B11])/([.J10]+1)" office:value-type="float" office:value="8.13136363636364">
            <text:p>8,13136364</text:p>
          </table:table-cell>
          <table:table-cell table:style-name="Gnumeric-default"/>
          <table:table-cell table:style-name="Gnumeric-default" office:value-type="float" office:value="11">
            <text:p>11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8171">
            <text:p>8171</text:p>
          </table:table-cell>
          <table:table-cell table:style-name="ACE-0x7f2148f020b8" table:formula="of:=[.A12]/1000" office:value-type="float" office:value="8.171">
            <text:p>8,171</text:p>
          </table:table-cell>
          <table:table-cell table:style-name="ACE-0x7f2148f020b8"/>
          <table:table-cell table:number-columns-repeated="4" table:style-name="Gnumeric-default"/>
          <table:table-cell table:style-name="Gnumeric-default" table:formula="of:=([.J11]*[.H11]+[.B12])/([.J11]+1)" office:value-type="float" office:value="8.13466666666667">
            <text:p>8,13466667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8215">
            <text:p>8215</text:p>
          </table:table-cell>
          <table:table-cell table:style-name="ACE-0x7f2148f020b8" table:formula="of:=[.A13]/1000" office:value-type="float" office:value="8.215">
            <text:p>8,215</text:p>
          </table:table-cell>
          <table:table-cell table:style-name="ACE-0x7f2148f020b8"/>
          <table:table-cell table:number-columns-repeated="4" table:style-name="Gnumeric-default"/>
          <table:table-cell table:style-name="Gnumeric-default" table:formula="of:=([.J12]*[.H12]+[.B13])/([.J12]+1)" office:value-type="float" office:value="8.14084615384616">
            <text:p>8,14084615</text:p>
          </table:table-cell>
          <table:table-cell table:style-name="Gnumeric-default"/>
          <table:table-cell table:style-name="Gnumeric-default" office:value-type="float" office:value="13">
            <text:p>13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8134">
            <text:p>8134</text:p>
          </table:table-cell>
          <table:table-cell table:style-name="ACE-0x7f2148f020b8" table:formula="of:=[.A14]/1000" office:value-type="float" office:value="8.134">
            <text:p>8,134</text:p>
          </table:table-cell>
          <table:table-cell table:style-name="ACE-0x7f2148f020b8"/>
          <table:table-cell table:number-columns-repeated="4" table:style-name="Gnumeric-default"/>
          <table:table-cell table:style-name="Gnumeric-default" table:formula="of:=([.J13]*[.H13]+[.B14])/([.J13]+1)" office:value-type="float" office:value="8.14035714285714">
            <text:p>8,14035714</text:p>
          </table:table-cell>
          <table:table-cell table:style-name="Gnumeric-default"/>
          <table:table-cell table:style-name="Gnumeric-default" office:value-type="float" office:value="14">
            <text:p>14</text:p>
          </table:table-cell>
          <table:table-cell table:number-columns-repeated="118" table:style-name="Gnumeric-default"/>
        </table:table-row>
        <table:table-row table:style-name="AROW-1">
          <table:table-cell table:style-name="ACE-0x7f2148f01f90" office:value-type="float" office:value="8276">
            <text:p>8276</text:p>
          </table:table-cell>
          <table:table-cell table:style-name="ACE-0x7f2148f020b8" table:formula="of:=[.A15]/1000" office:value-type="float" office:value="8.276">
            <text:p>8,276</text:p>
          </table:table-cell>
          <table:table-cell table:style-name="ACE-0x7f2148f020b8"/>
          <table:table-cell table:style-name="Gnumeric-default" office:value-type="string">
            <text:p>NOTA: Excel inverte quello che intendo come</text:p>
          </table:table-cell>
          <table:table-cell table:number-columns-repeated="3" table:style-name="Gnumeric-default"/>
          <table:table-cell table:style-name="Gnumeric-default" table:formula="of:=([.J14]*[.H14]+[.B15])/([.J14]+1)" office:value-type="float" office:value="8.1494">
            <text:p>8,1494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number-columns-repeated="118" table:style-name="Gnumeric-default"/>
        </table:table-row>
        <table:table-row table:style-name="AROW-1">
          <table:table-cell table:style-name="ACE-0x7f2148f01f90" office:value-type="float" office:value="8129">
            <text:p>8129</text:p>
          </table:table-cell>
          <table:table-cell table:style-name="ACE-0x7f2148f020b8" table:formula="of:=[.A16]/1000" office:value-type="float" office:value="8.129">
            <text:p>8,129</text:p>
          </table:table-cell>
          <table:table-cell table:style-name="ACE-0x7f2148f020b8"/>
          <table:table-cell table:style-name="Gnumeric-default" office:value-type="string">
            <text:p>popolazione e dati</text:p>
          </table:table-cell>
          <table:table-cell table:number-columns-repeated="3" table:style-name="Gnumeric-default"/>
          <table:table-cell table:style-name="Gnumeric-default" table:formula="of:=([.J15]*[.H15]+[.B16])/([.J15]+1)" office:value-type="float" office:value="8.148125">
            <text:p>8,148125</text:p>
          </table:table-cell>
          <table:table-cell table:style-name="Gnumeric-default"/>
          <table:table-cell table:style-name="Gnumeric-default" office:value-type="float" office:value="16">
            <text:p>16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7849">
            <text:p>7849</text:p>
          </table:table-cell>
          <table:table-cell table:style-name="ACE-0x7f2148f020b8" table:formula="of:=[.A17]/1000" office:value-type="float" office:value="7.849">
            <text:p>7,849</text:p>
          </table:table-cell>
          <table:table-cell table:style-name="ACE-0x7f2148f020b8"/>
          <table:table-cell table:number-columns-repeated="4" table:style-name="Gnumeric-default"/>
          <table:table-cell table:style-name="Gnumeric-default" table:formula="of:=([.J16]*[.H16]+[.B17])/([.J16]+1)" office:value-type="float" office:value="8.13052941176471">
            <text:p>8,13052941</text:p>
          </table:table-cell>
          <table:table-cell table:style-name="Gnumeric-default"/>
          <table:table-cell table:style-name="Gnumeric-default" office:value-type="float" office:value="17">
            <text:p>17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8087">
            <text:p>8087</text:p>
          </table:table-cell>
          <table:table-cell table:style-name="ACE-0x7f2148f020b8" table:formula="of:=[.A18]/1000" office:value-type="float" office:value="8.087">
            <text:p>8,087</text:p>
          </table:table-cell>
          <table:table-cell table:style-name="ACE-0x7f2148f020b8"/>
          <table:table-cell table:number-columns-repeated="4" table:style-name="Gnumeric-default"/>
          <table:table-cell table:style-name="Gnumeric-default" table:formula="of:=([.J17]*[.H17]+[.B18])/([.J17]+1)" office:value-type="float" office:value="8.12811111111111">
            <text:p>8,12811111</text:p>
          </table:table-cell>
          <table:table-cell table:style-name="Gnumeric-default"/>
          <table:table-cell table:style-name="Gnumeric-default" office:value-type="float" office:value="18">
            <text:p>18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8289">
            <text:p>8289</text:p>
          </table:table-cell>
          <table:table-cell table:style-name="ACE-0x7f2148f020b8" table:formula="of:=[.A19]/1000" office:value-type="float" office:value="8.289">
            <text:p>8,289</text:p>
          </table:table-cell>
          <table:table-cell table:style-name="ACE-0x7f2148f020b8"/>
          <table:table-cell table:number-columns-repeated="4" table:style-name="Gnumeric-default"/>
          <table:table-cell table:style-name="Gnumeric-default" table:formula="of:=([.J18]*[.H18]+[.B19])/([.J18]+1)" office:value-type="float" office:value="8.13657894736842">
            <text:p>8,13657895</text:p>
          </table:table-cell>
          <table:table-cell table:style-name="Gnumeric-default"/>
          <table:table-cell table:style-name="Gnumeric-default" office:value-type="float" office:value="19">
            <text:p>19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8341">
            <text:p>8341</text:p>
          </table:table-cell>
          <table:table-cell table:style-name="ACE-0x7f2148f020b8" table:formula="of:=[.A20]/1000" office:value-type="float" office:value="8.341">
            <text:p>8,341</text:p>
          </table:table-cell>
          <table:table-cell table:style-name="ACE-0x7f2148f020b8"/>
          <table:table-cell table:number-columns-repeated="4" table:style-name="Gnumeric-default"/>
          <table:table-cell table:style-name="Gnumeric-default" table:formula="of:=([.J19]*[.H19]+[.B20])/([.J19]+1)" office:value-type="float" office:value="8.1468">
            <text:p>8,1468</text:p>
          </table:table-cell>
          <table:table-cell table:style-name="Gnumeric-default"/>
          <table:table-cell table:style-name="Gnumeric-default" office:value-type="float" office:value="20">
            <text:p>20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7921">
            <text:p>7921</text:p>
          </table:table-cell>
          <table:table-cell table:style-name="ACE-0x7f2148f020b8" table:formula="of:=[.A21]/1000" office:value-type="float" office:value="7.921">
            <text:p>7,921</text:p>
          </table:table-cell>
          <table:table-cell table:style-name="ACE-0x7f2148f020b8"/>
          <table:table-cell table:number-columns-repeated="4" table:style-name="Gnumeric-default"/>
          <table:table-cell table:style-name="Gnumeric-default" table:formula="of:=([.J20]*[.H20]+[.B21])/([.J20]+1)" office:value-type="float" office:value="8.13604761904762">
            <text:p>8,13604762</text:p>
          </table:table-cell>
          <table:table-cell table:style-name="Gnumeric-default"/>
          <table:table-cell table:style-name="Gnumeric-default" office:value-type="float" office:value="21">
            <text:p>21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8285">
            <text:p>8285</text:p>
          </table:table-cell>
          <table:table-cell table:style-name="ACE-0x7f2148f020b8" table:formula="of:=[.A22]/1000" office:value-type="float" office:value="8.285">
            <text:p>8,285</text:p>
          </table:table-cell>
          <table:table-cell table:style-name="ACE-0x7f2148f020b8"/>
          <table:table-cell table:number-columns-repeated="4" table:style-name="Gnumeric-default"/>
          <table:table-cell table:style-name="Gnumeric-default" table:formula="of:=([.J21]*[.H21]+[.B22])/([.J21]+1)" office:value-type="float" office:value="8.14281818181818">
            <text:p>8,14281818</text:p>
          </table:table-cell>
          <table:table-cell table:style-name="Gnumeric-default"/>
          <table:table-cell table:style-name="Gnumeric-default" office:value-type="float" office:value="22">
            <text:p>22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8068">
            <text:p>8068</text:p>
          </table:table-cell>
          <table:table-cell table:style-name="ACE-0x7f2148f020b8" table:formula="of:=[.A23]/1000" office:value-type="float" office:value="8.068">
            <text:p>8,068</text:p>
          </table:table-cell>
          <table:table-cell table:style-name="ACE-0x7f2148f020b8"/>
          <table:table-cell table:number-columns-repeated="4" table:style-name="Gnumeric-default"/>
          <table:table-cell table:style-name="Gnumeric-default" table:formula="of:=([.J22]*[.H22]+[.B23])/([.J22]+1)" office:value-type="float" office:value="8.1395652173913">
            <text:p>8,13956522</text:p>
          </table:table-cell>
          <table:table-cell table:style-name="Gnumeric-default"/>
          <table:table-cell table:style-name="Gnumeric-default" office:value-type="float" office:value="23">
            <text:p>23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8019">
            <text:p>8019</text:p>
          </table:table-cell>
          <table:table-cell table:style-name="ACE-0x7f2148f020b8" table:formula="of:=[.A24]/1000" office:value-type="float" office:value="8.019">
            <text:p>8,019</text:p>
          </table:table-cell>
          <table:table-cell table:style-name="ACE-0x7f2148f020b8"/>
          <table:table-cell table:number-columns-repeated="4" table:style-name="Gnumeric-default"/>
          <table:table-cell table:style-name="Gnumeric-default" table:formula="of:=([.J23]*[.H23]+[.B24])/([.J23]+1)" office:value-type="float" office:value="8.13454166666667">
            <text:p>8,13454167</text:p>
          </table:table-cell>
          <table:table-cell table:style-name="Gnumeric-default"/>
          <table:table-cell table:style-name="Gnumeric-default" office:value-type="float" office:value="24">
            <text:p>24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1f90" office:value-type="float" office:value="7973">
            <text:p>7973</text:p>
          </table:table-cell>
          <table:table-cell table:style-name="ACE-0x7f2148f020b8" table:formula="of:=[.A25]/1000" office:value-type="float" office:value="7.973">
            <text:p>7,973</text:p>
          </table:table-cell>
          <table:table-cell table:style-name="ACE-0x7f2148f020b8"/>
          <table:table-cell table:style-name="ACE-0x7f2148f02558" office:value-type="string">
            <text:p>Media standard</text:p>
          </table:table-cell>
          <table:table-cell table:style-name="Gnumeric-default"/>
          <table:table-cell table:style-name="ACE-0x7f2148f02680" office:value-type="string">
            <text:p>Running average =</text:p>
          </table:table-cell>
          <table:table-cell table:style-name="ACE-0x7f2148f02308"/>
          <table:table-cell table:style-name="ACE-0x7f2148f02430" table:formula="of:=([.J24]*[.H24]+[.B25])/([.J24]+1)" office:value-type="float" office:value="8.12808">
            <text:p>8,12808</text:p>
          </table:table-cell>
          <table:table-cell table:style-name="Gnumeric-default"/>
          <table:table-cell table:style-name="Gnumeric-default" office:value-type="float" office:value="25">
            <text:p>25</text:p>
          </table:table-cell>
          <table:table-cell table:number-columns-repeated="118" table:style-name="Gnumeric-default"/>
        </table:table-row>
        <table:table-row table:style-name="AROW-0">
          <table:table-cell table:style-name="ACE-0x7f2148f027a8" office:value-type="string">
            <text:p>Somma=</text:p>
          </table:table-cell>
          <table:table-cell table:style-name="ACE-0x7f2148f028d0" table:formula="of:=SUM([.B1:.B25])" office:value-type="float" office:value="203.202">
            <text:p>203,202</text:p>
          </table:table-cell>
          <table:table-cell table:style-name="ACE-0x7f2148f020b8"/>
          <table:table-cell table:style-name="ACE-0x7f2148f029f8" table:formula="of:=[.B26]/25" office:value-type="float" office:value="8.12808">
            <text:p>8,12808</text:p>
          </table:table-cell>
          <table:table-cell table:number-columns-repeated="124" table:style-name="Gnumeric-default"/>
        </table:table-row>
        <table:table-row table:style-name="AROW-0" table:number-rows-repeated="7">
          <table:table-cell table:number-columns-repeated="3" table:style-name="ACE-0x7f2148f020b8"/>
          <table:table-cell table:number-columns-repeated="125" table:style-name="Gnumeric-default"/>
        </table:table-row>
        <table:table-row table:style-name="AROW-0" table:number-rows-repeated="1048543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3" gnm:cursor-row="7">
          <gnm:selection gnm:start-col="3" gnm:start-row="7" gnm:end-col="3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3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7f2148f000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2148f39000" style:display-name="Sheet1" style:page-layout-name="pl-0x7f2148f000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Francesco </dc:creator>
    <dc:date>2014-01-09T15:02:02Z</dc:date>
    <meta:creation-date>2013-12-31T09:21:22Z</meta:creation-date>
    <meta:editing-cycles>15</meta:editing-cycles>
    <meta:editing-duration>PT10H2M5S</meta:editing-duration>
    <meta:generator>gnumeric/1.12.6</meta:generator>
    <meta:initial-creator>Francesco </meta:initial-creator>
  </office:meta>
</office:document-meta>
</file>